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ntrato de Uso del Programa</text:h>
      <text:p text:style-name="Text_20_body"><text:span text:style-name="Strong_20_Emphasis">Cláusula 1: Limitaciones de Soporte</text:span></text:p>
      <text:p text:style-name="Text_20_body">El programa se entrega "tal como está" con garantía de funcionamiento en el sistema operativo Windows y configuraciones posibles. No incluye soporte técnico posterior a su entrega. En caso de consultas, errores o problemas, estos deberán ser resueltos por el usuario o contratados como un servicio adicional.</text:p>
      <text:p text:style-name="Text_20_body"><text:span text:style-name="Strong_20_Emphasis">Cláusula 2: Modificaciones y Extensiones</text:span></text:p>
      <text:p text:style-name="Text_20_body">La inclusión de módulos adicionales o cualquier modificación al código existente no está cubierta dentro del precio actual del programa. Estas modificaciones podrán ser evaluadas, negociadas y presupuestadas como un servicio aparte, bajo las siguientes condiciones:</text:p>
      <text:list xml:id="list3296093370268420957" text:style-name="L1">
        <text:list-item>
          <text:p text:style-name="P1">La solicitud de modificación deberá ser realizada por escrito y detallando las necesidades específicas del cliente.</text:p>
        </text:list-item>
        <text:list-item>
          <text:p text:style-name="P1">El costo adicional será determinado según la complejidad y el tiempo requerido para implementar los cambios.</text:p>
        </text:list-item>
        <text:list-item>
          <text:p text:style-name="P1">El cliente entiende que estas modificaciones no serán realizadas hasta que se acuerden las condiciones del nuevo servicio.</text:p>
        </text:list-item>
      </text:list>
      <text:p text:style-name="Text_20_body"><text:span text:style-name="Strong_20_Emphasis">Cláusula 3: Responsabilidad del Desarrollador</text:span></text:p>
      <text:p text:style-name="Text_20_body">El desarrollador garantiza que el programa funcionará correctamente bajo las siguientes condiciones:</text:p>
      <text:list xml:id="list6788459319246056986" text:style-name="L2">
        <text:list-item>
          <text:p text:style-name="P2">Las imágenes en el archivo Excel no deben estar sobrepuestas ni ubicadas en posiciones erróneas diferentes a la columna de imágenes especificada.</text:p>
        </text:list-item>
        <text:list-item>
          <text:p text:style-name="P2">Las columnas obligatorias prioritarias que el programa requiere para su correcto funcionamiento son:</text:p>
          <text:list>
            <text:list-item>
              <text:p text:style-name="P2">SHIPPING MARK</text:p>
            </text:list-item>
            <text:list-item>
              <text:p text:style-name="P2">MARCA</text:p>
            </text:list-item>
            <text:list-item>
              <text:p text:style-name="P2">PRODUCT PICTURE</text:p>
            </text:list-item>
            <text:list-item>
              <text:p text:style-name="P2">CTNS</text:p>
            </text:list-item>
            <text:list-item>
              <text:p text:style-name="P2">T/CBM</text:p>
            </text:list-item>
            <text:list-item>
              <text:p text:style-name="P2">T/WEIGHT (KG)</text:p>
            </text:list-item>
          </text:list>
        </text:list-item>
      </text:list>
      <text:p text:style-name="Text_20_body">El desarrollador no se responsabiliza por problemas derivados de:</text:p>
      <text:list xml:id="list2581788639750572136" text:style-name="L3">
        <text:list-item>
          <text:p text:style-name="P3">Archivos Excel que no cumplan con estos requisitos mínimos.</text:p>
        </text:list-item>
        <text:list-item>
          <text:p text:style-name="P3">La ausencia de información en campos no obligatorios pero que podrían afectar la generación de resultados, como la ausencia o falta de número de consolidado (ejemplo: "ZAFIRO-23-24").</text:p>
        </text:list-item>
      </text:list>
      <text:p text:style-name="Text_20_body">En caso de que el archivo Excel no contenga información de consolidado, el nombre de los archivos generados será responsabilidad exclusiva de la persona operando el programa. Aunque el programa puede auto detectar este número, dicha información debe ser validada manualmente por el usuario.</text:p>
      <text:p text:style-name="Text_20_body"><text:span text:style-name="Strong_20_Emphasis">Cláusula 4: Exclusión de Responsabilidad</text:span></text:p>
      <text:p text:style-name="Text_20_body">El desarrollador no se hace responsable por:</text:p>
      <text:list xml:id="list8339185189927558788" text:style-name="L4">
        <text:list-item>
          <text:p text:style-name="P4"><text:soft-page-break/>Pérdida de datos o problemas derivados del mal uso del programa. Sin embargo, el desarrollador se responsabiliza de los resultados totales por archivos de marca, siempre que los archivos Excel cargados cumplan con los requisitos especificados en la Cláusula 3. No obstante, el desarrollador no se responsabiliza del resultado general, ya que los archivos Excel generados por el software Zafiro pueden variar en la cantidad de decimales después de las comas y esto puede afectar los resultados finales.</text:p>
        </text:list-item>
        <text:list-item>
          <text:p text:style-name="P4">Conflictos con software o configuraciones externas al entorno recomendado para el uso del programa.</text:p>
        </text:list-item>
      </text:list>
      <text:p text:style-name="Text_20_body"><text:span text:style-name="Strong_20_Emphasis">Cláusula 5: Terminación del Acuerdo</text:span></text:p>
      <text:p text:style-name="Text_20_body">Este contrato es válido únicamente para la versión del programa entregada. Cualquier actualización o modificación posterior requerirá un nuevo contrato y presupuesto acordado entre las part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nnova sennova</meta:initial-creator>
    <meta:creation-date>2024-12-24T10:19:49</meta:creation-date>
    <meta:document-statistic meta:table-count="0" meta:image-count="0" meta:object-count="0" meta:page-count="2" meta:paragraph-count="28" meta:word-count="448" meta:character-count="2998"/>
    <dc:date>2024-12-24T10:20:02</dc:date>
    <dc:creator>sennova sennova</dc:creator>
    <meta:editing-duration>PT13S</meta:editing-duration>
    <meta:editing-cycles>1</meta:editing-cycles>
    <meta:generator>OpenOffice/4.1.15$Unix OpenOffice.org_project/4115m2$Build-9813</meta:generator>
  </office:meta>
</office:document-meta>
</file>